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4.745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Qnt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c anemometer (CSAT3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GA, control unit and temp sensor (EC150, EC1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er supply for sonic/IRGA: 120Vac → 5W @ 10-16Vd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logger enclosure: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R30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ower supply (battery charger + laptop P/S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S-232/RS-485 converte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S-232 pigtail adap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rmored ethernet cable (Cat5e), <text:span text:style-name="T1">length?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hernet cables, various lengths, straight-thru and cross-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ial cables, 6' and 15' (plus adapters and null modem cable?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actFlash memory card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Laptop with Logger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w meter (TSI 4042?) with AC adapter and analog output cable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axial data cables, possibly 7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zone generato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8M7S</meta:editing-duration>
    <meta:editing-cycles>7</meta:editing-cycles>
    <meta:generator>LibreOffice/4.1.1.2$Windows_x86 LibreOffice_project/7e4286b58adc75a14f6d83f53a03b6c11fa2903</meta:generator>
    <dc:date>2014-04-18T13:31:18.677000000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